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LGC Sans" svg:font-family="'DejaVu LGC San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, 'Times New Roman'" style:font-family-generic="roman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65in" fo:margin-left="-0.075in" table:align="left" style:writing-mode="lr-tb"/>
    </style:style>
    <style:style style:name="Table1.A" style:family="table-column">
      <style:table-column-properties style:column-width="6.39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65in" fo:margin-left="-0.075in" table:align="left" style:writing-mode="lr-tb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2.6576in"/>
    </style:style>
    <style:style style:name="Table2.C" style:family="table-column">
      <style:table-column-properties style:column-width="2.3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965in" fo:margin-left="-0.075in" table:align="left" style:writing-mode="lr-tb"/>
    </style:style>
    <style:style style:name="Table3.A" style:family="table-column">
      <style:table-column-properties style:column-width="1.3549in"/>
    </style:style>
    <style:style style:name="Table3.B" style:family="table-column">
      <style:table-column-properties style:column-width="2.6576in"/>
    </style:style>
    <style:style style:name="Table3.C" style:family="table-column">
      <style:table-column-properties style:column-width="2.38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965in" fo:margin-left="-0.07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2.7563in"/>
    </style:style>
    <style:style style:name="Table4.C" style:family="table-column">
      <style:table-column-properties style:column-width="2.38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965in" fo:margin-left="-0.075in" table:align="left" style:writing-mode="lr-tb"/>
    </style:style>
    <style:style style:name="Table5.A" style:family="table-column">
      <style:table-column-properties style:column-width="1.1583in"/>
    </style:style>
    <style:style style:name="Table5.B" style:family="table-column">
      <style:table-column-properties style:column-width="2.8542in"/>
    </style:style>
    <style:style style:name="Table5.C" style:family="table-column">
      <style:table-column-properties style:column-width="2.38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9493in" fo:margin-left="0.425in" table:align="left" style:writing-mode="lr-tb"/>
    </style:style>
    <style:style style:name="Table6.A" style:family="table-column">
      <style:table-column-properties style:column-width="5.9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9493in" fo:margin-left="0.425in" table:align="left" style:writing-mode="lr-tb"/>
    </style:style>
    <style:style style:name="Table7.A" style:family="table-column">
      <style:table-column-properties style:column-width="5.9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style:paragraph-properties fo:margin-left="0.9846in" fo:margin-right="0in" fo:margin-top="0in" fo:margin-bottom="0in" style:contextual-spacing="false" fo:line-height="150%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size-complex="12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8957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WW8Num22">
      <style:paragraph-properties fo:text-align="justify" style:justify-single-word="false" fo:padding-left="0.0555in" fo:padding-right="0.0555in" fo:padding-top="0.0138in" fo:padding-bottom="0.0138in" fo:border="0.51pt solid #000000" style:shadow="non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8957in"/>
        </style:tab-stops>
      </style:paragraph-properties>
    </style:style>
    <style:style style:name="P14" style:family="paragraph" style:parent-style-name="Standard" style:list-style-name="WW8Num33">
      <style:paragraph-properties fo:text-align="justify" style:justify-single-word="false"/>
    </style:style>
    <style:style style:name="P15" style:family="paragraph" style:parent-style-name="Standard" style:list-style-name="WW8Num7">
      <style:paragraph-properties fo:text-align="justify" style:justify-single-word="false">
        <style:tab-stops>
          <style:tab-stop style:position="0.5417in"/>
        </style:tab-stops>
      </style:paragraph-properties>
    </style:style>
    <style:style style:name="P16" style:family="paragraph" style:parent-style-name="Standard" style:list-style-name="WW8Num7">
      <style:paragraph-properties fo:margin-left="1.2335in" fo:margin-right="0in" fo:text-align="justify" style:justify-single-word="false" fo:text-indent="-0.25in" style:auto-text-indent="false">
        <style:tab-stops>
          <style:tab-stop style:position="0.5417in"/>
        </style:tab-stops>
      </style:paragraph-properties>
    </style:style>
    <style:style style:name="P17" style:family="paragraph" style:parent-style-name="Standard" style:list-style-name="WW8Num16">
      <style:paragraph-properties fo:text-align="justify" style:justify-single-word="false"/>
    </style:style>
    <style:style style:name="P18" style:family="paragraph" style:parent-style-name="Standard" style:list-style-name="WW8Num38">
      <style:paragraph-properties fo:text-align="justify" style:justify-single-word="false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20" style:family="paragraph" style:parent-style-name="Standard" style:list-style-name="WW8Num37">
      <style:paragraph-properties fo:margin-left="0.4957in" fo:margin-right="0in" fo:text-align="justify" style:justify-single-word="false" fo:text-indent="-0.248in" style:auto-text-indent="false"/>
    </style:style>
    <style:style style:name="P21" style:family="paragraph" style:parent-style-name="Standard" style:list-style-name="WW8Num14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P2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4pt" style:font-weight-complex="bold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3pt" style:font-size-asian="13pt" style:font-size-complex="14pt" style:font-weight-complex="bold"/>
    </style:style>
    <style:style style:name="P25" style:family="paragraph" style:parent-style-name="Standard" style:list-style-name="WW8Num14">
      <style:paragraph-properties fo:text-align="justify" style:justify-single-word="false"/>
      <style:text-properties fo:font-size="13pt" style:font-size-asian="13pt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4pt" style:font-weight-complex="bold"/>
    </style:style>
    <style:style style:name="P2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3pt" fo:font-weight="bold" style:font-size-asian="13pt" style:font-weight-asian="bold" style:font-size-complex="14pt" style:font-weight-complex="bold"/>
    </style:style>
    <style:style style:name="P28" style:family="paragraph" style:parent-style-name="Standard" style:list-style-name="WW8Num14">
      <style:paragraph-properties fo:text-align="justify" style:justify-single-word="false"/>
      <style:text-properties fo:font-size="13pt" fo:font-weight="bold" style:font-size-asian="13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size="13pt" fo:font-weight="bold" style:font-size-asian="13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8957in"/>
        </style:tab-stops>
      </style:paragraph-properties>
      <style:text-properties fo:color="#ff0000" loext:opacity="100%" style:text-underline-style="solid" style:text-underline-width="auto" style:text-underline-color="font-color" fo:font-weight="bold" style:font-weight-asian="bold" style:font-size-complex="12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8957in"/>
        </style:tab-stops>
      </style:paragraph-properties>
      <style:text-properties fo:color="#ff0000" loext:opacity="100%" style:text-underline-style="solid" style:text-underline-width="auto" style:text-underline-color="font-color" fo:font-weight="bold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1pt" style:font-size-asian="11pt" style:font-weight-complex="bold"/>
    </style:style>
    <style:style style:name="P33" style:family="paragraph" style:parent-style-name="Standard" style:list-style-name="WW8Num20"/>
    <style:style style:name="P34" style:family="paragraph" style:parent-style-name="Standard">
      <style:paragraph-properties fo:margin-left="0.9846in" fo:margin-right="0in" fo:line-height="150%" fo:orphans="2" fo:widows="2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left="0.9846in" fo:margin-right="0in" fo:line-height="150%" fo:text-indent="0in" style:auto-text-indent="false"/>
    </style:style>
    <style:style style:name="P36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 style:shadow="none"/>
    </style:style>
    <style:style style:name="P37" style:family="paragraph" style:parent-style-name="Standard">
      <style:paragraph-properties fo:margin-left="0.9846in" fo:margin-right="0in" fo:line-height="150%" fo:text-indent="0in" style:auto-text-indent="false"/>
      <style:text-properties style:font-name="Times New Roman" fo:language="en" fo:country="US" fo:font-weight="bold" style:font-name-asian="Times New Roman" style:language-asian="fr" style:country-asian="FR" style:font-weight-asian="bold" style:font-name-complex="Times New Roman" style:font-size-complex="12pt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text-properties fo:language="en" fo:country="US" style:font-name-asian="Nimbus Roman No9 L"/>
    </style:style>
    <style:style style:name="P40" style:family="paragraph" style:parent-style-name="Standard">
      <style:paragraph-properties fo:text-align="justify" style:justify-single-word="false"/>
      <style:text-properties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size-complex="12pt" style:font-weight-complex="bold"/>
    </style:style>
    <style:style style:name="P42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style:font-size-complex="12pt" style:font-weight-complex="bold"/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paragraph-properties fo:text-align="justify" style:justify-single-word="false"/>
      <style:text-properties style:font-style-complex="italic"/>
    </style:style>
    <style:style style:name="P45" style:family="paragraph" style:parent-style-name="Standard">
      <style:text-properties fo:language="en" fo:country="GB"/>
    </style:style>
    <style:style style:name="P46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47" style:family="paragraph" style:parent-style-name="Standard">
      <style:text-properties fo:language="en" fo:country="GB" fo:font-weight="bold" style:font-weight-asian="bold"/>
    </style:style>
    <style:style style:name="P48" style:family="paragraph" style:parent-style-name="Standard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50" style:family="paragraph" style:parent-style-name="Text_20_body">
      <style:paragraph-properties fo:text-align="justify" style:justify-single-word="false"/>
      <style:text-properties fo:font-weight="bold" style:font-weight-asian="bold" style:font-size-complex="12pt" style:font-weight-complex="bold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/>
      <style:text-properties fo:font-size="13pt" fo:font-weight="bold" style:font-size-asian="13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T12" style:family="text">
      <style:text-properties fo:font-size="13pt" fo:font-weight="bold" style:font-size-asian="13pt" style:font-weight-asian="bold" style:font-size-complex="11pt"/>
    </style:style>
    <style:style style:name="T13" style:family="text">
      <style:text-properties fo:font-size="13pt" fo:font-weight="bold" style:font-size-asian="13pt" style:font-weight-asian="bold" style:font-size-complex="14pt" style:font-weight-complex="bold"/>
    </style:style>
    <style:style style:name="T14" style:family="text">
      <style:text-properties fo:font-size="13pt" style:font-size-asian="13pt" style:font-size-complex="11pt"/>
    </style:style>
    <style:style style:name="T15" style:family="text">
      <style:text-properties fo:font-size="13pt" style:font-size-asian="13pt" style:font-size-complex="14pt" style:font-weight-complex="bold"/>
    </style:style>
    <style:style style:name="T16" style:family="text">
      <style:text-properties style:font-size-complex="12pt" style:font-weight-complex="bold"/>
    </style:style>
    <style:style style:name="T17" style:family="text">
      <style:text-properties officeooo:rsid="00116b36" style:font-size-complex="12pt" style:font-weight-complex="bold"/>
    </style:style>
    <style:style style:name="T18" style:family="text">
      <style:text-properties fo:color="#ff0000" loext:opacity="100%" fo:font-weight="bold" style:font-weight-asian="bold" style:font-size-complex="12pt"/>
    </style:style>
    <style:style style:name="T19" style:family="text">
      <style:text-properties fo:color="#ff0000" loext:opacity="100%" fo:font-weight="bold" style:font-weight-asian="bold" style:font-weight-complex="bold"/>
    </style:style>
    <style:style style:name="T20" style:family="text">
      <style:text-properties style:font-name-asian="Nimbus Roman No9 L"/>
    </style:style>
    <style:style style:name="T21" style:family="text">
      <style:text-properties fo:font-size="11pt" style:font-size-asian="11pt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Times New Roman" fo:font-weight="bold" style:font-name-asian="Times New Roman" style:language-asian="fr" style:country-asian="FR" style:font-weight-asian="bold" style:font-name-complex="Times New Roman" style:font-size-complex="12pt"/>
    </style:style>
    <style:style style:name="T26" style:family="text">
      <style:text-properties style:font-name="Times New Roman" fo:language="en" fo:country="US" fo:font-weight="bold" style:font-name-asian="Times New Roman" style:language-asian="fr" style:country-asian="FR" style:font-weight-asian="bold" style:font-name-complex="Times New Roman" style:font-size-complex="12pt"/>
    </style:style>
    <style:style style:name="T27" style:family="text">
      <style:text-properties style:font-style-complex="italic"/>
    </style:style>
    <style:style style:name="T28" style:family="text">
      <style:text-properties fo:language="en" fo:country="GB"/>
    </style:style>
    <style:style style:name="T29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language="en" fo:country="GB" fo:font-weight="bold" style:font-weight-asian="bold"/>
    </style:style>
    <style:style style:name="T31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008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TP5 : La configuration du service DHCP <text:s/>sous IOS </text:span></text:p>
      <text:p text:style-name="P7"/>
      <text:p text:style-name="P11"><text:span text:style-name="T11">Objectifs :</text:span></text:p>
      <text:p text:style-name="P22"/>
      <text:list xml:id="list794713246" text:style-name="WW8Num22">
        <text:list-item>
          <text:p text:style-name="P12">Apprendre à configurer un serveur DHCP Ipv4 <text:s/>sous IOS.</text:p>
        </text:list-item>
        <text:list-item>
          <text:p text:style-name="P12">Apprendre la configuration d’un client DHCP.</text:p>
        </text:list-item>
        <text:list-item>
          <text:p text:style-name="P12">Analyser le protocole DHCP.</text:p>
        </text:list-item>
      </text:list>
      <text:p text:style-name="P11"/>
      <text:p text:style-name="P13"/>
      <text:p text:style-name="P9">Partie 1 : </text:p>
      <text:p text:style-name="P9"/>
      <text:p text:style-name="P13">Ouvrir la topologie <text:span text:style-name="T1">tp_dhcp.pkt</text:span> sous packet tracer. Cette topologie est composée de deux LAN.</text:p>
      <text:p text:style-name="P13">Le premier LAN est composé de <text:s/>trois machines, un serveur et un <text:span text:style-name="T12">sniffer. </text:span>L<text:span text:style-name="T14">’équipement </text:span><text:span text:style-name="T12">sniffer</text:span><text:span text:style-name="T14"> intercepte le trafique réseau et vous permet de le visualiser (similaire à </text:span><text:span text:style-name="T12">wireshark</text:span><text:span text:style-name="T14">). </text:span></text:p>
      <text:p text:style-name="P13">Le deuxième LAN comporte deux <text:s/>machines. </text:p>
      <text:p text:style-name="P13"/>
      <text:p text:style-name="P13"><text:span text:style-name="T18">C’est le routeur qui va jouer le rôle d’un serveur DHCP pour les deux LAN.</text:span></text:p>
      <text:p text:style-name="P30"><text:span text:style-name="T20"><text:s/></text:span>Pour cette première partie vous allez configurer un serveur DHCP ipv4 pour le Lan1</text:p>
      <text:p text:style-name="P31"/>
      <text:list xml:id="list2520727198" text:style-name="WW8Num33">
        <text:list-item>
          <text:p text:style-name="P14"><text:span text:style-name="T15">Attribuer l’adresse 192.168.X.1/24 ( X est le numéro de votre groupe ) à l’interface fastethernet 0/0 du routeur ( le serveur DHCP ). </text:span></text:p>
        </text:list-item>
      </text:list>
      <text:p text:style-name="P24"/>
      <text:list xml:id="list132045260977407" text:continue-numbering="true" text:style-name="WW8Num33">
        <text:list-item>
          <text:p text:style-name="P14"><text:span text:style-name="T15">On veut configurer un serveur DHCP, pour le LAN1 , selon les paramètres suivants :</text:span></text:p>
        </text:list-item>
      </text:list>
      <text:p text:style-name="P32"/>
      <text:list xml:id="list1210133787" text:style-name="WW8Num7">
        <text:list-item>
          <text:p text:style-name="P15"><text:span text:style-name="T1">Net-id</text:span> : <text:s text:c="2"/><text:span text:style-name="T1">192.168.X.0 /24 .</text:span> </text:p>
        </text:list-item>
        <text:list-item>
          <text:p text:style-name="P15">Définir la configuration TCP/IP de base à attribuer aux clients DHCP :</text:p>
        </text:list-item>
        <text:list-item>
          <text:p text:style-name="P16">adresse IP de passerelle par défaut : <text:span text:style-name="T1">192.168.X.1,</text:span></text:p>
        </text:list-item>
        <text:list-item>
          <text:p text:style-name="P16">adresse IP du serveur DNS : <text:s/><text:span text:style-name="T1">8.8.8.8</text:span></text:p>
        </text:list-item>
        <text:list-item>
          <text:p text:style-name="P16">le nom de domaine : <text:span text:style-name="T1">tp.dz.</text:span></text:p>
        </text:list-item>
        <text:list-item>
          <text:p text:style-name="P15">spécifier l’intervalle des adresses IP à exclure ( ces adresses ne seront pas attribués par le serveur DHCP <text:s/>) il s’agit de prendre l’intervalle <text:s text:c="2"/><text:span text:style-name="T1">[192.168.X.1, 192.168.X.10]</text:span> .</text:p>
        </text:list-item>
      </text:list>
      <text:p text:style-name="P11"/>
      <text:list xml:id="list3173261662" text:style-name="WW8Num20">
        <text:list-item>
          <text:p text:style-name="P33">Voici les commandes Cisco à exécuter sur le routeur </text:p>
        </text:list-item>
      </text:list>
      <text:p text:style-name="P1"><text:span text:style-name="T23">ip <text:s text:c="2"/>dhcp <text:s text:c="3"/>pool <text:s text:c="3"/>dhcp_lan1</text:span></text:p>
      <text:p text:style-name="P34"><text:span text:style-name="T26">network <text:s text:c="4"/>192.168.X.0 <text:s text:c="3"/>255.255.255.0</text:span></text:p>
      <text:p text:style-name="P34"><text:span text:style-name="T26">default-router <text:s text:c="4"/>192.168.X.1</text:span></text:p>
      <text:p text:style-name="P34"><text:span text:style-name="T26">dns-server <text:s text:c="10"/>8.8.8.8</text:span></text:p>
      <text:p text:style-name="P35"><text:span text:style-name="T25">domain-name <text:s text:c="6"/>tp.dz</text:span></text:p>
      <text:p text:style-name="P37">exit</text:p>
      <text:p text:style-name="P1"><text:span text:style-name="T23">ip <text:s text:c="5"/>dhcp excluded-address <text:s text:c="3"/>192.168.X.1 <text:s text:c="3"/>192.168.X.10</text:span></text:p>
      <text:p text:style-name="P39"><text:soft-page-break/><text:s text:c="8"/></text:p>
      <text:p text:style-name="P38"/>
      <text:list xml:id="list132043830288812" text:continue-list="list132045260977407" text:style-name="WW8Num33">
        <text:list-item>
          <text:p text:style-name="P14"><text:span text:style-name="T15">Configuration d’un client DHCP:</text:span></text:p>
        </text:list-item>
      </text:list>
      <text:p text:style-name="P24"/>
      <text:p text:style-name="P11">Sur le PC0 et PC1 , il faut activer l’obtention d’adresse par DHCP. </text:p>
      <text:p text:style-name="P11"/>
      <text:list xml:id="list38730302" text:style-name="WW8Num16">
        <text:list-item>
          <text:p text:style-name="P17"><text:span text:style-name="T16">La configuration obtenue sous le PC0 ayant l’adresse mac 0060.47D0.C060.  </text:span></text:p>
        </text:list-item>
      </text:list>
      <text:list xml:id="list209460014" text:style-name="WW8Num38">
        <text:list-item>
          <text:p text:style-name="P18"><text:span text:style-name="T16">Adresse ip : </text:span><text:span text:style-name="T17">192.168.8.12</text:span><text:span text:style-name="T16">.</text:span></text:p>
        </text:list-item>
        <text:list-item>
          <text:p text:style-name="P18"><text:span text:style-name="T16">Masque réseau : </text:span><text:span text:style-name="T17">255.255.255.0 </text:span></text:p>
        </text:list-item>
        <text:list-item>
          <text:p text:style-name="P18"><text:span text:style-name="T16">Passerelle : </text:span><text:span text:style-name="T17">192.168.8.1</text:span><text:span text:style-name="T16">..</text:span></text:p>
        </text:list-item>
        <text:list-item>
          <text:p text:style-name="P18"><text:span text:style-name="T16">Adresse du serveur DNS </text:span><text:span text:style-name="T17">8.8.8.8</text:span></text:p>
        </text:list-item>
        <text:list-item>
          <text:p text:style-name="P18"><text:span text:style-name="T16">Domaine : </text:span><text:span text:style-name="T17">tp.dz</text:span></text:p>
        </text:list-item>
      </text:list>
      <text:p text:style-name="P41"/>
      <text:list xml:id="list132043544390959" text:continue-list="list38730302" text:style-name="WW8Num16">
        <text:list-item>
          <text:p text:style-name="P17"><text:span text:style-name="T16">La configuration obtenue sous le PC1 l’adresse mac 0060.47D0.C060.   </text:span></text:p>
        </text:list-item>
      </text:list>
      <text:list xml:id="list132045267720937" text:continue-list="list209460014" text:style-name="WW8Num38">
        <text:list-item>
          <text:p text:style-name="P18"><text:span text:style-name="T16">Adresse ip : </text:span><text:span text:style-name="T17">92.168.8.11</text:span><text:span text:style-name="T16">.</text:span></text:p>
        </text:list-item>
        <text:list-item>
          <text:p text:style-name="P18"><text:span text:style-name="T16">Masque réseau : </text:span><text:span text:style-name="T17">255.255.255.0</text:span><text:span text:style-name="T16">..</text:span></text:p>
        </text:list-item>
        <text:list-item>
          <text:p text:style-name="P18"><text:span text:style-name="T16">Passerelle : </text:span><text:span text:style-name="T17">192.168.8.1</text:span></text:p>
        </text:list-item>
        <text:list-item>
          <text:p text:style-name="P18"><text:span text:style-name="T16">Adresse du serveur DNS </text:span><text:span text:style-name="T17">8.8.8.8</text:span></text:p>
        </text:list-item>
        <text:list-item>
          <text:p text:style-name="P18"><text:span text:style-name="T16">Domaine : </text:span><text:span text:style-name="T17">tp.dz</text:span></text:p>
        </text:list-item>
      </text:list>
      <text:p text:style-name="P42"/>
      <text:list xml:id="list132045562730721" text:continue-list="list132043830288812" text:style-name="WW8Num33">
        <text:list-item>
          <text:p text:style-name="P14"><text:span text:style-name="T15">Pour vérifier <text:s/>le bon fonctionnement du DHCP au niveau du routeur, e</text:span><text:span text:style-name="T10">xécuter la commande </text:span><text:span text:style-name="T3">show ip dhcp binding</text:span></text:p>
        </text:list-item>
      </text:list>
      <text:p text:style-name="P40"/>
      <text:p text:style-name="P19"><text:span text:style-name="T10">Analyser et interpréter les résultats : 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  <text:p text:style-name="P7"/>
            <text:p text:style-name="Text_20_body">192.168.1.131 0001.C99B.92C6 – Automatic</text:p>
            <text:p text:style-name="P49">192.168.8.11 00D0.BA53.7E99 – Automatic</text:p>
            <text:p text:style-name="P49">192.168.8.12 0060.47D0.C060 -- Automatic</text:p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7"/>
      <text:p text:style-name="P23"/>
      <text:p text:style-name="P27"/>
      <text:p text:style-name="P11"><text:span text:style-name="T7">Activité 1 :</text:span><text:span text:style-name="T9"> <text:s text:c="5"/>Analyse des échanges DHCP</text:span></text:p>
      <text:p text:style-name="P7"/>
      <text:list xml:id="list1107474206" text:style-name="WW8Num37">
        <text:list-item>
          <text:p text:style-name="P20"><text:span text:style-name="T14">Sur la topologie ( LAN1 ), l’équipement </text:span><text:span text:style-name="T12">sniffer</text:span><text:span text:style-name="T14"> va intercepter la trafique réseau et vous permet de le visualiser (similaire à </text:span><text:span text:style-name="T12">wireshark</text:span><text:span text:style-name="T14">)</text:span></text:p>
        </text:list-item>
        <text:list-item>
          <text:p text:style-name="P20">Sur cet équipement <text:s/>utiliser <text:s/>le filtre <text:span text:style-name="T1">dhcp</text:span> pour garder que les paquets DHCP.</text:p>
        </text:list-item>
        <text:list-item>
          <text:p text:style-name="P20">Au niveau de la machine client <text:s/><text:span text:style-name="T1"><text:s/>PC2</text:span> , activer l’obtention d’adresse par DHCP.</text:p>
        </text:list-item>
        <text:list-item>
          <text:p text:style-name="P20">Au niveau du <text:span text:style-name="T1">sniffer</text:span> v<text:span text:style-name="T27">ous aurez les 4 étapes du déroulement du protocole DHCP. Observez <text:s/>et <text:s/>analyser ces étapes en citant les informations de base de chaque étape </text:span><text:soft-page-break/><text:span text:style-name="T27">( type de requête et son rôle, adresse source, adresse destination, port source , port destination) <text:s/> :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Standard"><text:span text:style-name="T29">Etape 1 (</text:span><text:span text:style-name="T24">DHCPDISCOVER </text:span><text:span text:style-name="T4">) </text:span><text:span text:style-name="T29">: </text:span></text:p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46"/>
            <text:p text:style-name="P47">Ethernet </text:p>
          </table:table-cell>
          <table:table-cell table:style-name="Table2.A1" office:value-type="string">
            <text:p text:style-name="P47">@mac source 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47">@mac destination 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table-cell table:style-name="Table2.A1" table:number-rows-spanned="2" office:value-type="string">
            <text:p text:style-name="P46"/>
            <text:p text:style-name="Standard"><text:span text:style-name="T30">Réseau </text:span></text:p>
          </table:table-cell>
          <table:table-cell table:style-name="Table2.A1" office:value-type="string">
            <text:p text:style-name="P47">@ip source 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47">@ip destination 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table-cell table:style-name="Table2.A1" table:number-rows-spanned="2" office:value-type="string">
            <text:p text:style-name="P46"/>
            <text:p text:style-name="P47">Transport </text:p>
          </table:table-cell>
          <table:table-cell table:style-name="Table2.A1" office:value-type="string">
            <text:p text:style-name="P47">Port source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47">Port destination </text:p>
          </table:table-cell>
          <table:table-cell table:style-name="Table2.A1" office:value-type="string">
            <text:p text:style-name="P46"/>
            <text:p text:style-name="P45"/>
          </table:table-cell>
        </table:table-row>
        <table:table-row table:style-name="Table2.1">
          <table:table-cell table:style-name="Table2.A1" table:number-rows-spanned="3" office:value-type="string">
            <text:p text:style-name="P46"/>
            <text:p text:style-name="P47">Application ( DHCP ) </text:p>
          </table:table-cell>
          <table:table-cell table:style-name="Table2.A1" office:value-type="string">
            <text:p text:style-name="Standard">CLIENT ADDRESS</text:p>
            <text:p text:style-name="Standard">(adresse du client )</text:p>
          </table:table-cell>
          <table:table-cell table:style-name="Table2.A1" office:value-type="string">
            <text:p text:style-name="P43"/>
            <text:p text:style-name="Standard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YOUR CLIENT ADDRESS</text:p>
            <text:p text:style-name="Standard">(l’adresse proposée par le serveur)</text:p>
          </table:table-cell>
          <table:table-cell table:style-name="Table2.A1" office:value-type="string">
            <text:p text:style-name="P43"/>
            <text:p text:style-name="Standard"/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Standard">SERVER ADDRESS</text:p>
            <text:p text:style-name="Standard">(le serveur qui a proposé l’adresse)</text:p>
          </table:table-cell>
          <table:table-cell table:style-name="Table2.A1" office:value-type="string">
            <text:p text:style-name="P43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><text:span text:style-name="T29">Etape 2 <text:s/>(</text:span><text:span text:style-name="T24"> DHCPOFFER </text:span><text:span text:style-name="T4"><text:s text:c="2"/>)</text:span><text:span text:style-name="T29">:</text:span><text:span text:style-name="T28"> </text:span>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2" office:value-type="string">
            <text:p text:style-name="P46"/>
            <text:p text:style-name="P47">Ethernet </text:p>
          </table:table-cell>
          <table:table-cell table:style-name="Table3.A1" office:value-type="string">
            <text:p text:style-name="P47">@mac source 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47">@mac destination 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table-cell table:style-name="Table3.A1" table:number-rows-spanned="2" office:value-type="string">
            <text:p text:style-name="P46"/>
            <text:p text:style-name="Standard"><text:span text:style-name="T30">Réseau</text:span></text:p>
          </table:table-cell>
          <table:table-cell table:style-name="Table3.A1" office:value-type="string">
            <text:p text:style-name="P47">@ip source 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47">@ip destination 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table-cell table:style-name="Table3.A1" table:number-rows-spanned="2" office:value-type="string">
            <text:p text:style-name="P46"/>
            <text:p text:style-name="P47">Transport </text:p>
          </table:table-cell>
          <table:table-cell table:style-name="Table3.A1" office:value-type="string">
            <text:p text:style-name="P47">Port source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47">Port destination </text:p>
          </table:table-cell>
          <table:table-cell table:style-name="Table3.A1" office:value-type="string">
            <text:p text:style-name="P46"/>
            <text:p text:style-name="P45"/>
          </table:table-cell>
        </table:table-row>
        <table:table-row table:style-name="Table3.1">
          <table:table-cell table:style-name="Table3.A1" table:number-rows-spanned="3" office:value-type="string">
            <text:p text:style-name="P46"/>
            <text:p text:style-name="P47">Application ( DHCP ) </text:p>
          </table:table-cell>
          <table:table-cell table:style-name="Table3.A1" office:value-type="string">
            <text:p text:style-name="Standard">CLIENT ADDRESS</text:p>
            <text:p text:style-name="Standard">(adresse du client )</text:p>
          </table:table-cell>
          <table:table-cell table:style-name="Table3.A1" office:value-type="string">
            <text:p text:style-name="P43"/>
            <text:p text:style-name="Standard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Standard">YOUR CLIENT ADDRESS</text:p>
            <text:p text:style-name="Standard"><text:soft-page-break/>(l’adresse proposée par le serveur)</text:p>
          </table:table-cell>
          <table:table-cell table:style-name="Table3.A1" office:value-type="string">
            <text:p text:style-name="P43"/>
            <text:p text:style-name="Standard"><text:soft-page-break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Standard">SERVER ADDRESS</text:p>
            <text:p text:style-name="Standard">(le serveur qui a proposé l’adresse)</text:p>
          </table:table-cell>
          <table:table-cell table:style-name="Table3.A1" office:value-type="string">
            <text:p text:style-name="P43"/>
            <text:p text:style-name="Standard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Standard"><text:span text:style-name="T29">Etape 3 (</text:span><text:span text:style-name="T24">DHCPREQUEST</text:span><text:span text:style-name="T4">)</text:span><text:span text:style-name="T29">:</text:span></text:p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46"/>
            <text:p text:style-name="P47">Ethernet </text:p>
          </table:table-cell>
          <table:table-cell table:style-name="Table4.A1" office:value-type="string">
            <text:p text:style-name="P47">@mac source 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47">@mac destination 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table-cell table:style-name="Table4.A1" table:number-rows-spanned="2" office:value-type="string">
            <text:p text:style-name="P46"/>
            <text:p text:style-name="Standard"><text:span text:style-name="T30">Réseau</text:span></text:p>
          </table:table-cell>
          <table:table-cell table:style-name="Table4.A1" office:value-type="string">
            <text:p text:style-name="P47">@ip source 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47">@ip destination 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table-cell table:style-name="Table4.A1" table:number-rows-spanned="2" office:value-type="string">
            <text:p text:style-name="P46"/>
            <text:p text:style-name="P47">Transport </text:p>
          </table:table-cell>
          <table:table-cell table:style-name="Table4.A1" office:value-type="string">
            <text:p text:style-name="P47">Port source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47">Port destination </text:p>
          </table:table-cell>
          <table:table-cell table:style-name="Table4.A1" office:value-type="string">
            <text:p text:style-name="P46"/>
            <text:p text:style-name="P45"/>
          </table:table-cell>
        </table:table-row>
        <table:table-row table:style-name="Table4.1">
          <table:table-cell table:style-name="Table4.A1" table:number-rows-spanned="3" office:value-type="string">
            <text:p text:style-name="P46"/>
            <text:p text:style-name="P47">Application ( DHCP ) </text:p>
          </table:table-cell>
          <table:table-cell table:style-name="Table4.A1" office:value-type="string">
            <text:p text:style-name="Standard">CLIENT ADDRESS</text:p>
            <text:p text:style-name="Standard">(adresse du client )</text:p>
          </table:table-cell>
          <table:table-cell table:style-name="Table4.A1" office:value-type="string">
            <text:p text:style-name="P43"/>
            <text:p text:style-name="Standard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Standard">YOUR CLIENT ADDRESS</text:p>
            <text:p text:style-name="Standard">(l’adresse proposée par le serveur)</text:p>
          </table:table-cell>
          <table:table-cell table:style-name="Table4.A1" office:value-type="string">
            <text:p text:style-name="P43"/>
            <text:p text:style-name="Standard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Standard">SERVER ADDRESS</text:p>
            <text:p text:style-name="Standard">(le serveur qui a proposé l’adresse)</text:p>
          </table:table-cell>
          <table:table-cell table:style-name="Table4.A1" office:value-type="string">
            <text:p text:style-name="P43"/>
            <text:p text:style-name="Standard"/>
          </table:table-cell>
        </table:table-row>
      </table:table>
      <text:p text:style-name="P6"/>
      <text:p text:style-name="P6"/>
      <text:p text:style-name="Standard"><text:span text:style-name="T29">Etape 4 (</text:span><text:span text:style-name="T4">DHCPACK <text:s/>)</text:span><text:span text:style-name="T29">:</text:span><text:span text:style-name="T28"> </text:span></text:p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2" office:value-type="string">
            <text:p text:style-name="P46"/>
            <text:p text:style-name="P47">Ethernet </text:p>
          </table:table-cell>
          <table:table-cell table:style-name="Table5.A1" office:value-type="string">
            <text:p text:style-name="P47">@mac source 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covered-table-cell table:style-name="Table5.A1"/>
          <table:table-cell table:style-name="Table5.A1" office:value-type="string">
            <text:p text:style-name="P47">@mac destination 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table-cell table:style-name="Table5.A1" table:number-rows-spanned="2" office:value-type="string">
            <text:p text:style-name="P46"/>
            <text:p text:style-name="Standard"><text:span text:style-name="T30">Réseau</text:span></text:p>
          </table:table-cell>
          <table:table-cell table:style-name="Table5.A1" office:value-type="string">
            <text:p text:style-name="P47">@ip source 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covered-table-cell table:style-name="Table5.A1"/>
          <table:table-cell table:style-name="Table5.A1" office:value-type="string">
            <text:p text:style-name="P47">@ip destination 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table-cell table:style-name="Table5.A1" table:number-rows-spanned="2" office:value-type="string">
            <text:p text:style-name="P46"/>
            <text:p text:style-name="P47">Transport </text:p>
          </table:table-cell>
          <table:table-cell table:style-name="Table5.A1" office:value-type="string">
            <text:p text:style-name="P47">Port source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covered-table-cell table:style-name="Table5.A1"/>
          <table:table-cell table:style-name="Table5.A1" office:value-type="string">
            <text:p text:style-name="P47">Port destination </text:p>
          </table:table-cell>
          <table:table-cell table:style-name="Table5.A1" office:value-type="string">
            <text:p text:style-name="P46"/>
            <text:p text:style-name="P45"/>
          </table:table-cell>
        </table:table-row>
        <table:table-row table:style-name="Table5.1">
          <table:table-cell table:style-name="Table5.A1" table:number-rows-spanned="3" office:value-type="string">
            <text:p text:style-name="P46"/>
            <text:p text:style-name="P47">Application <text:soft-page-break/>( DHCP ) </text:p>
          </table:table-cell>
          <table:table-cell table:style-name="Table5.A1" office:value-type="string">
            <text:p text:style-name="Standard">CLIENT ADDRESS</text:p>
            <text:p text:style-name="Standard">(adresse du client )</text:p>
          </table:table-cell>
          <table:table-cell table:style-name="Table5.A1" office:value-type="string">
            <text:p text:style-name="P43"/>
            <text:p text:style-name="Standard"/>
          </table:table-cell>
        </table:table-row>
        <table:table-row table:style-name="Table5.1">
          <table:covered-table-cell table:style-name="Table5.A1"/>
          <table:table-cell table:style-name="Table5.A1" office:value-type="string">
            <text:p text:style-name="Standard">YOUR CLIENT ADDRESS</text:p>
            <text:p text:style-name="Standard">(l’adresse proposée par le serveur)</text:p>
          </table:table-cell>
          <table:table-cell table:style-name="Table5.A1" office:value-type="string">
            <text:p text:style-name="P43"/>
            <text:p text:style-name="Standard"/>
          </table:table-cell>
        </table:table-row>
        <table:table-row table:style-name="Table5.1">
          <table:covered-table-cell table:style-name="Table5.A1"/>
          <table:table-cell table:style-name="Table5.A1" office:value-type="string">
            <text:p text:style-name="Standard">SERVER ADDRESS</text:p>
            <text:p text:style-name="Standard">(le serveur qui a proposé l’adresse)</text:p>
          </table:table-cell>
          <table:table-cell table:style-name="Table5.A1" office:value-type="string">
            <text:p text:style-name="P43"/>
            <text:p text:style-name="Standard"/>
          </table:table-cell>
        </table:table-row>
      </table:table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><text:span text:style-name="T6">Activit</text:span><text:span text:style-name="T6">é</text:span><text:span text:style-name="T6"> 2 : </text:span><text:span text:style-name="T9">Configuration du serveur DHCP pour le LAN2</text:span></text:p>
      <text:p text:style-name="P7"/>
      <text:list xml:id="list2247841920" text:style-name="WW8Num14">
        <text:list-item>
          <text:p text:style-name="P25">Attribuer l’adresse 192.168.(X+1).1/24 ( X est le numéro de votre groupe )à l’interface fastethernet 0/1 du routeur ( le serveur DHCP ). </text:p>
        </text:list-item>
        <text:list-item>
          <text:p text:style-name="P28">Utiliser les paramètres suivants pour configurer le DHCP pour le LAN2</text:p>
        </text:list-item>
      </text:list>
      <text:list xml:id="list132044734837915" text:continue-list="list1210133787" text:style-name="WW8Num7">
        <text:list-item>
          <text:p text:style-name="P15">Le nom du pool <text:span text:style-name="T1">dhcp_lan2</text:span></text:p>
        </text:list-item>
        <text:list-item>
          <text:p text:style-name="P15"><text:span text:style-name="T1">Net-id</text:span> : <text:s text:c="2"/>192.168.(X+1).0 /24 . </text:p>
        </text:list-item>
        <text:list-item>
          <text:p text:style-name="P15">Définir la configuration TCP/IP de base à attribuer aux clients DHCP :</text:p>
        </text:list-item>
        <text:list-item>
          <text:p text:style-name="P16">adresse IP de passerelle par défaut : 192.168.(X+1).1,</text:p>
        </text:list-item>
        <text:list-item>
          <text:p text:style-name="P16">adresse IP du serveur DNS : <text:s/>8.8.8.8</text:p>
        </text:list-item>
        <text:list-item>
          <text:p text:style-name="P16">le nom de domaine : tp.dz.</text:p>
        </text:list-item>
        <text:list-item>
          <text:p text:style-name="P15">spécifier l’intervalle des adresses IP à exclure : [192.168.(X+1).1, 192.168.(X+1).10] .</text:p>
        </text:list-item>
      </text:list>
      <text:list xml:id="list132043928778397" text:continue-list="list2247841920" text:style-name="WW8Num14">
        <text:list-item>
          <text:p text:style-name="P21"><text:span text:style-name="T2">La configuration obtenue sous le PC3</text:span></text:p>
        </text:list-item>
      </text:list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  <text:p text:style-name="P51">IPv4 Address....................: 192.168.9.11</text:p>
            <text:p text:style-name="P49">Subnet Mask.....................: 255.255.255.0</text:p>
            <text:p text:style-name="P49">Default Gateway.................: ::192.168.9.1</text:p>
            <text:p text:style-name="P51">Connection-specific DNS Suffix..: tp.dz</text:p>
            <text:p text:style-name="P51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3"/>
      <text:list xml:id="list132045498172229" text:continue-numbering="true" text:style-name="WW8Num14">
        <text:list-item>
          <text:p text:style-name="P28">Vérifier au niveau du routeur 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9"/>
            <text:p text:style-name="P52">192.168.8.11 00D0.BA53.7E99 -- Automatic</text:p>
            <text:p text:style-name="P49">192.168.8.12 0060.47D0.C060 -- Automatic</text:p>
            <text:p text:style-name="P49">192.168.8.13 0001.C99B.92C6 -- Automatic</text:p>
            <text:p text:style-name="P49">192.168.9.11 0001.C71D.A5B3 -- Automatic</text:p>
            <text:p text:style-name="P26"/>
            <text:p text:style-name="P26"/>
          </table:table-cell>
        </table:table-row>
      </table:table>
      <text:p text:style-name="P27"><text:soft-page-break/></text:p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LGC Sans" svg:font-family="'DejaVu LGC San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, 'Times New Roman'" style:font-family-generic="roman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fr" fo:country="FR" style:font-name-asian="Nimbus Sans L" style:font-family-asian="'Nimbus Sans L', Arial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re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pitch-asian="variable" style:font-size-asian="14pt" style:font-name-complex="DejaVu LGC Sans" style:font-family-complex="'DejaVu LGC Sans'" style:font-pitch-complex="variable" style:font-size-complex="14pt"/>
    </style:style>
    <style:style style:name="Légende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u_20_du_20_cadre" style:display-name="Contenu du cadre" style:family="paragraph" style:parent-style-name="Text_20_body"/>
    <style:style style:name="Paragraphe_20_de_20_liste" style:display-name="Paragraphe de liste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Times New Roman'" style:font-family-generic-complex="roman" style:font-size-complex="9pt"/>
    </style:style>
    <style:style style:name="WW8Num17z2" style:family="tex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WW8Num18z0" style:family="text">
      <style:text-properties fo:font-weight="bold" style:font-weight-asian="bold"/>
    </style:style>
    <style:style style:name="WW8Num19z0" style:family="text">
      <style:text-properties fo:font-size="12pt" style:text-underline-style="none" fo:font-weight="normal" style:font-size-asian="12pt" style:font-weight-asian="norma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font-size="12pt" style:text-underline-style="none" fo:font-weight="normal" style:font-size-asian="12pt" style:font-weight-asian="normal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fo:font-weight="bold" style:font-weight-asian="bold"/>
    </style:style>
    <style:style style:name="WW8Num2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Times New Roman'" style:font-family-generic-complex="roman" style:font-size-complex="9pt"/>
    </style:style>
    <style:style style:name="WW8Num26z2" style:family="tex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fo:font-weight="bold" style:font-weight-asian="bold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fo:font-weight="bold" style:font-name-asian="Nimbus Sans L" style:font-family-asian="'Nimbus Sans L', Arial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fo:font-size="12pt" fo:font-weight="normal" style:font-size-asian="12pt" style:font-weight-asian="normal"/>
    </style:style>
    <style:style style:name="WW8Num34z0" style:family="text"/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font-size="13pt" fo:font-weight="bold" style:font-size-asian="13pt" style:font-weight-asian="bold"/>
    </style:style>
    <style:style style:name="WW8Num38z0" style:family="text">
      <style:text-properties style:font-name="Symbol" fo:font-family="Symbol" style:font-family-generic="roman" style:font-pitch="variable" style:font-charset="x-symbol" fo:font-weight="bold" style:font-weight-asian="bold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fo:font-weight="bold" style:font-weight-asian="bold"/>
    </style:style>
    <style:style style:name="WW8Num44z0" style:family="text">
      <style:text-properties fo:font-weight="bold" style:font-weight-asian="bold"/>
    </style:style>
    <style:style style:name="Police_20_par_20_défaut" style:display-name="Police par défaut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8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8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8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8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8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8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8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8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1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307in" fo:text-indent="-0.1965in" fo:margin-left="0.7307in"/>
        </style:list-level-properties>
        <style:text-properties style:font-name="Symbol"/>
      </text:list-level-style-bullet>
      <text:list-level-style-bullet text:level="3" text:style-name="WW8Num17z2" loext:num-list-format="%3%." style:num-suffix="." text:bullet-char="o">
        <style:list-level-properties text:list-level-position-and-space-mode="label-alignment">
          <style:list-level-label-alignment text:label-followed-by="listtab" text:list-tab-stop-position="1.2646in" fo:text-indent="-0.1965in" fo:margin-left="1.2646in"/>
        </style:list-level-properties>
        <style:text-properties style:font-name="Courier New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984in" fo:text-indent="-0.1965in" fo:margin-left="1.7984in"/>
        </style:list-level-properties>
        <style:text-properties style:font-name="Symbol"/>
      </text:list-level-style-bullet>
      <text:list-level-style-bullet text:level="5" text:style-name="WW8Num1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3327in" fo:text-indent="-0.1965in" fo:margin-left="2.3327in"/>
        </style:list-level-properties>
        <style:text-properties style:font-name="Symbol"/>
      </text:list-level-style-bullet>
      <text:list-level-style-bullet text:level="6" text:style-name="WW8Num1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8665in" fo:text-indent="-0.1965in" fo:margin-left="2.8665in"/>
        </style:list-level-properties>
        <style:text-properties style:font-name="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008in" fo:text-indent="-0.1965in" fo:margin-left="3.4008in"/>
        </style:list-level-properties>
        <style:text-properties style:font-name="Symbol"/>
      </text:list-level-style-bullet>
      <text:list-level-style-bullet text:level="8" text:style-name="WW8Num1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46in" fo:text-indent="-0.1965in" fo:margin-left="3.9346in"/>
        </style:list-level-properties>
        <style:text-properties style:font-name="Symbol"/>
      </text:list-level-style-bullet>
      <text:list-level-style-bullet text:level="9" text:style-name="WW8Num1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689in" fo:text-indent="-0.1965in" fo:margin-left="4.46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  <style:text-properties style:font-name="Times New Roman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2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2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7307in" fo:text-indent="-0.1965in" fo:margin-left="0.7307in"/>
        </style:list-level-properties>
        <style:text-properties style:font-name="Symbol"/>
      </text:list-level-style-bullet>
      <text:list-level-style-bullet text:level="3" text:style-name="WW8Num26z2" loext:num-list-format="%3%." style:num-suffix="." text:bullet-char="o">
        <style:list-level-properties text:list-level-position-and-space-mode="label-alignment">
          <style:list-level-label-alignment text:label-followed-by="listtab" text:list-tab-stop-position="1.2646in" fo:text-indent="-0.1965in" fo:margin-left="1.2646in"/>
        </style:list-level-properties>
        <style:text-properties style:font-name="Courier New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984in" fo:text-indent="-0.1965in" fo:margin-left="1.7984in"/>
        </style:list-level-properties>
        <style:text-properties style:font-name="Symbol"/>
      </text:list-level-style-bullet>
      <text:list-level-style-bullet text:level="5" text:style-name="WW8Num2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3327in" fo:text-indent="-0.1965in" fo:margin-left="2.3327in"/>
        </style:list-level-properties>
        <style:text-properties style:font-name="Symbol"/>
      </text:list-level-style-bullet>
      <text:list-level-style-bullet text:level="6" text:style-name="WW8Num2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8665in" fo:text-indent="-0.1965in" fo:margin-left="2.8665in"/>
        </style:list-level-properties>
        <style:text-properties style:font-name="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008in" fo:text-indent="-0.1965in" fo:margin-left="3.4008in"/>
        </style:list-level-properties>
        <style:text-properties style:font-name="Symbol"/>
      </text:list-level-style-bullet>
      <text:list-level-style-bullet text:level="8" text:style-name="WW8Num2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46in" fo:text-indent="-0.1965in" fo:margin-left="3.9346in"/>
        </style:list-level-properties>
        <style:text-properties style:font-name="Symbol"/>
      </text:list-level-style-bullet>
      <text:list-level-style-bullet text:level="9" text:style-name="WW8Num2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689in" fo:text-indent="-0.1965in" fo:margin-left="4.46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2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 style:shadow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008in" fo:border="non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éseaux <text:s/>II : 1CS <text:s text:c="4"/><text:tab/>TP4 : Configuration du service DHCP <text:s/>sous IOS </text:p>
        <text:p text:style-name="Header"/>
      </style:header>
      <style:footer>
        <text:p text:style-name="Footer"><draw:frame draw:style-name="Mfr1" draw:name="Frame1" text:anchor-type="char" svg:y="0.0008in" svg:width="0.0827in" svg:height="0.1992in" draw:z-index="5"><draw:text-box><text:p text:style-name="Footer"><text:span text:style-name="Page_20_Number"><text:page-number text:select-page="current">6</text:page-number></text:span></text:p></draw:text-box></draw:frame>ESI 2023 /2024 <text:s text:c="63"/><text:tab/><text:tab/> <text:s text:c="40"/>F_Adafer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HCP</dc:title>
    <dc:subject/>
    <meta:keyword/>
    <meta:initial-creator>INI</meta:initial-creator>
    <meta:creation-date>2009-04-07T19:46:00</meta:creation-date>
    <dc:date>2024-04-07T13:20:43.394129433</dc:date>
    <meta:editing-cycles>105</meta:editing-cycles>
    <meta:editing-duration>PT12H46M19S</meta:editing-duration>
    <meta:document-statistic meta:table-count="7" meta:image-count="0" meta:object-count="0" meta:page-count="6" meta:paragraph-count="143" meta:word-count="825" meta:character-count="5329" meta:non-whitespace-character-count="4431"/>
    <meta:generator>LibreOffice/7.3.7.2$Linux_X86_64 LibreOffice_project/30$Build-2</meta:generator>
  </office:meta>
</office:document-meta>
</file>